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svg:stroke-width="0.1cm" draw:marker-start-width="0.35cm" draw:marker-end-width="0.35cm" draw:fill="solid" draw:fill-color="#cccc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draw:marker-start-width="0.35cm" draw:marker-end-width="0.35cm" draw:fill="solid" draw:fill-color="#cccc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5cm" svg:height="7.5cm" svg:x="2cm" svg:y="4.5cm">
          <text:p/>
        </draw:rect>
        <draw:line draw:style-name="gr2" draw:text-style-name="P1" draw:layer="layout" svg:x1="9cm" svg:y1="5cm" svg:x2="23cm" svg:y2="3cm">
          <text:p/>
        </draw:line>
        <draw:line draw:style-name="gr2" draw:text-style-name="P1" draw:layer="layout" svg:x1="9cm" svg:y1="8cm" svg:x2="23cm" svg:y2="12.5cm">
          <text:p/>
        </draw:line>
        <draw:rect draw:style-name="gr3" draw:text-style-name="P1" draw:layer="layout" svg:width="3cm" svg:height="3cm" svg:x="2.5cm" svg:y="5cm">
          <text:p text:style-name="P1">Block</text:p>
          <text:p text:style-name="P1">(0,0)</text:p>
        </draw:rect>
        <draw:rect draw:style-name="gr4" draw:text-style-name="P1" draw:layer="layout" svg:width="3cm" svg:height="3cm" svg:x="6cm" svg:y="5cm">
          <text:p text:style-name="P1">Block</text:p>
          <text:p text:style-name="P1">(0,1)</text:p>
        </draw:rect>
        <draw:rect draw:style-name="gr3" draw:text-style-name="P1" draw:layer="layout" svg:width="3cm" svg:height="3cm" svg:x="6cm" svg:y="8.5cm">
          <text:p text:style-name="P1">Block</text:p>
          <text:p text:style-name="P1">(1,1)</text:p>
        </draw:rect>
        <draw:rect draw:style-name="gr3" draw:text-style-name="P1" draw:layer="layout" svg:width="3cm" svg:height="3cm" svg:x="2.5cm" svg:y="8.5cm">
          <text:p text:style-name="P1">Block</text:p>
          <text:p text:style-name="P1">(1,0)</text:p>
        </draw:rect>
        <draw:frame draw:style-name="gr5" draw:text-style-name="P2" draw:layer="layout" svg:width="2.246cm" svg:height="1.216cm" svg:x="1.8cm" svg:y="3.536cm">
          <draw:text-box>
            <text:p><text:span text:style-name="T1">Grid</text:span></text:p>
          </draw:text-box>
        </draw:frame>
        <draw:rect draw:style-name="gr6" draw:text-style-name="P1" draw:layer="layout" svg:width="9.5cm" svg:height="9.5cm" svg:x="13.5cm" svg:y="3cm">
          <text:p/>
        </draw:rect>
        <draw:rect draw:style-name="gr3" draw:text-style-name="P1" draw:layer="layout" svg:width="3cm" svg:height="3cm" svg:x="14cm" svg:y="3.5cm">
          <text:p text:style-name="P1">Thread</text:p>
          <text:p text:style-name="P1">(0,0)</text:p>
        </draw:rect>
        <draw:rect draw:style-name="gr3" draw:text-style-name="P1" draw:layer="layout" svg:width="3cm" svg:height="3cm" svg:x="17.5cm" svg:y="3.5cm">
          <text:p text:style-name="P1">Thread</text:p>
          <text:p text:style-name="P1">(0,1)</text:p>
        </draw:rect>
        <draw:rect draw:style-name="gr3" draw:text-style-name="P1" draw:layer="layout" svg:width="3cm" svg:height="3cm" svg:x="17.5cm" svg:y="7cm">
          <text:p text:style-name="P1">Thread</text:p>
          <text:p text:style-name="P1">(1,1)</text:p>
        </draw:rect>
        <draw:rect draw:style-name="gr3" draw:text-style-name="P1" draw:layer="layout" svg:width="3cm" svg:height="3cm" svg:x="14cm" svg:y="7cm">
          <text:p text:style-name="P1">Thread</text:p>
          <text:p text:style-name="P1">(1,0)</text:p>
        </draw:rect>
        <draw:frame draw:style-name="gr5" draw:text-style-name="P2" draw:layer="layout" svg:width="4.549cm" svg:height="1.216cm" svg:x="13.3cm" svg:y="2.036cm">
          <draw:text-box>
            <text:p><text:span text:style-name="T1">Block(0,1)</text:span></text:p>
          </draw:text-box>
        </draw:frame>
        <draw:line draw:style-name="gr2" draw:text-style-name="P1" draw:layer="layout" svg:x1="6cm" svg:y1="5cm" svg:x2="13.5cm" svg:y2="3cm">
          <text:p/>
        </draw:line>
        <draw:line draw:style-name="gr2" draw:text-style-name="P1" draw:layer="layout" svg:x1="6cm" svg:y1="8cm" svg:x2="13.5cm" svg:y2="12.5cm">
          <text:p/>
        </draw:line>
        <draw:frame draw:style-name="gr5" draw:text-style-name="P3" draw:layer="layout" svg:width="1.772cm" svg:height="1.301cm" svg:x="21cm" svg:y="4.3cm">
          <draw:text-box>
            <text:p><text:span text:style-name="T2">. . .</text:span></text:p>
          </draw:text-box>
        </draw:frame>
        <draw:frame draw:style-name="gr5" draw:text-style-name="P3" draw:layer="layout" svg:width="1.772cm" svg:height="1.301cm" svg:x="14.7cm" svg:y="10.101cm">
          <draw:text-box>
            <text:p><text:span text:style-name="T2">. . .</text:span></text:p>
          </draw:text-box>
        </draw:frame>
        <draw:frame draw:style-name="gr5" draw:text-style-name="P3" draw:layer="layout" svg:width="1.772cm" svg:height="1.301cm" svg:x="18.1cm" svg:y="10.102cm">
          <draw:text-box>
            <text:p><text:span text:style-name="T2">. . .</text:span></text:p>
          </draw:text-box>
        </draw:frame>
        <draw:frame draw:style-name="gr5" draw:text-style-name="P3" draw:layer="layout" svg:width="1.772cm" svg:height="1.301cm" svg:x="21cm" svg:y="7.701cm">
          <draw:text-box>
            <text:p><text:span text:style-name="T2">. . 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10T11:56:11.06</meta:creation-date>
    <dc:date>2010-09-10T12:26:46.40</dc:date>
    <meta:editing-duration>PT00H15M23S</meta:editing-duration>
    <meta:editing-cycles>3</meta:editing-cycles>
    <meta:generator>OpenOffice.org/3.2$Win32 OpenOffice.org_project/320m12$Build-9483</meta:generator>
    <meta:document-statistic meta:object-count="20"/>
  </office:meta>
</office:document-meta>
</file>